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13efe" officeooo:paragraph-rsid="00113efe"/>
    </style:style>
    <style:style style:name="P2" style:family="paragraph" style:parent-style-name="Standard">
      <style:text-properties fo:language="pt" fo:country="BR" officeooo:rsid="00113efe" officeooo:paragraph-rsid="0011e5c7"/>
    </style:style>
    <style:style style:name="P3" style:family="paragraph" style:parent-style-name="Standard">
      <style:text-properties fo:language="pt" fo:country="BR" officeooo:rsid="0011e5c7" officeooo:paragraph-rsid="0011e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ão 01 (valor 0,1 – 1,5) – Definido a seguinte função Haskell.</text:p>
      <text:p text:style-name="P2"/>
      <text:p text:style-name="P2">I) faz n = [i | ← [1..n] n ‘mod’ i == 0]</text:p>
      <text:p text:style-name="P2">II) cal x = sum (faz x)</text:p>
      <text:p text:style-name="P2"/>
      <text:p text:style-name="P2">Após sua definição é realizada a seguinte chamada a ela:</text:p>
      <text:p text:style-name="P2"/>
      <text:p text:style-name="P2">a) &gt; faz 90 ; [enter]</text:p>
      <text:p text:style-name="P3">Resposta: </text:p>
      <text:p text:style-name="P3">&gt; faz 90 = [1,2,3,5,6,9,10,15,18,30,45,90]</text:p>
      <text:p text:style-name="P3"/>
      <text:p text:style-name="P2">b) &gt; cal 20 ; [enter]</text:p>
      <text:p text:style-name="P3">Resposta:</text:p>
      <text:p text:style-name="P3">&gt; cal 20 = 42</text:p>
      <text:p text:style-name="P2"/>
      <text:p text:style-name="P2"/>
      <text:p text:style-name="P2">Questão 02 (valor 0,0 – 1,5) – Defina em Haskell as seguintes listas por compreensão:</text:p>
      <text:p text:style-name="P2"><text:tab/>a. [0,3,6,9,12,15,18,21,24]</text:p>
      <text:p text:style-name="P2"><text:tab/>b. Os múltiplos de <text:s/>2 e 3 entre 0 e 20</text:p>
      <text:p text:style-name="P2"><text:tab/>c. [(1,1),(1,2),(1,3),(2,1),(2,2),(2,3),(3,1),(3,2),(3,3)]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92" meta:character-count="513" meta:non-whitespace-character-count="425"/>
  </office:meta>
</office:document-meta>
</file>